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rst_20_line_20_indent">
      <style:text-properties officeooo:rsid="001a2318"/>
    </style:style>
    <style:style style:name="P2" style:family="paragraph" style:parent-style-name="First_20_line_20_indent" style:list-style-name="L1">
      <style:text-properties officeooo:rsid="001e8302" officeooo:paragraph-rsid="001e8302"/>
    </style:style>
    <style:style style:name="P3" style:family="paragraph" style:parent-style-name="First_20_line_20_indent" style:list-style-name="L2">
      <style:text-properties officeooo:rsid="001e8302" officeooo:paragraph-rsid="001e8302"/>
    </style:style>
    <style:style style:name="P4" style:family="paragraph" style:parent-style-name="First_20_line_20_indent" style:list-style-name="L1">
      <style:text-properties officeooo:rsid="001b0a2e" officeooo:paragraph-rsid="001b0a2e"/>
    </style:style>
    <style:style style:name="P5" style:family="paragraph" style:parent-style-name="First_20_line_20_indent" style:list-style-name="L1">
      <style:text-properties officeooo:rsid="001c748e" officeooo:paragraph-rsid="001c748e"/>
    </style:style>
    <style:style style:name="P6" style:family="paragraph" style:parent-style-name="First_20_line_20_indent" style:list-style-name="L1">
      <style:text-properties officeooo:rsid="001ce3ee" officeooo:paragraph-rsid="001ce3ee"/>
    </style:style>
    <style:style style:name="P7" style:family="paragraph" style:parent-style-name="First_20_line_20_indent" style:list-style-name="L1">
      <style:text-properties officeooo:rsid="00211c9a" officeooo:paragraph-rsid="00211c9a"/>
    </style:style>
    <style:style style:name="P8" style:family="paragraph" style:parent-style-name="First_20_line_20_indent" style:list-style-name="L3">
      <style:text-properties officeooo:rsid="00211c9a" officeooo:paragraph-rsid="00211c9a"/>
    </style:style>
    <style:style style:name="P9" style:family="paragraph" style:parent-style-name="Heading_20_4">
      <style:paragraph-properties fo:text-align="center" style:justify-single-word="false"/>
      <style:text-properties officeooo:rsid="001a2318" officeooo:paragraph-rsid="001a2318"/>
    </style:style>
    <style:style style:name="T1" style:family="text">
      <style:text-properties officeooo:rsid="001d5690"/>
    </style:style>
    <style:style style:name="T2" style:family="text">
      <style:text-properties officeooo:rsid="00211c9a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Вопросы относительно ТЗ на программное обеспечение контроллера датчиков ПЭК "Экспедишн".</text:h>
      <text:p text:style-name="P1"/>
      <text:list xml:id="list3652325281814707478" text:style-name="L1">
        <text:list-item>
          <text:p text:style-name="P2">Терминология.</text:p>
        </text:list-item>
        <text:list-item>
          <text:p text:style-name="P4">Определение расположения контроллера/контроллеров, датчиков. <text:span text:style-name="T1">Местоположение контроллера с учетом надежной бесперебойной bluetooth-связи с мобильным устройством (планшет).</text:span></text:p>
        </text:list-item>
        <text:list-item>
          <text:p text:style-name="P5">Наличие стационарного трубопровода для электро- и сигнальной проводки. Наличие вообще, наличие в каждом <text:span text:style-name="T1">рефрижераторе.</text:span></text:p>
        </text:list-item>
        <text:list-item>
          <text:p text:style-name="P5">Датчик открытия двери: механический (кнопка, геркон), электронный (датчик приближения, датчик холла ).</text:p>
        </text:list-item>
        <text:list-item>
          <text:p text:style-name="P2">Способ крепления приборов:</text:p>
        </text:list-item>
      </text:list>
      <text:list xml:id="list5448170361876373855" text:style-name="L2">
        <text:list-item>
          <text:list>
            <text:list-item>
              <text:p text:style-name="P3">Стационарное размещение приборов (датчиков, конроллеров).</text:p>
            </text:list-item>
            <text:list-item>
              <text:p text:style-name="P3">Съемное со стационарными местами крепления и стационарной проводкой.</text:p>
            </text:list-item>
            <text:list-item>
              <text:p text:style-name="P3">Съемное со съемными приборами и съемной проводкой.</text:p>
            </text:list-item>
            <text:list-item>
              <text:p text:style-name="P3">...</text:p>
            </text:list-item>
          </text:list>
        </text:list-item>
      </text:list>
      <text:list xml:id="list92038209249180" text:continue-list="list3652325281814707478" text:style-name="L1">
        <text:list-item>
          <text:p text:style-name="P6">Энергозависимость - энергонезависимость контроллеров. <text:span text:style-name="T2">Есть ли резервное питание? Какие ресурсы питаются от резевного питания: датчики, bluetooth?</text:span></text:p>
        </text:list-item>
        <text:list-item>
          <text:p text:style-name="P7">Критерий валидности данных с датчиков:</text:p>
        </text:list-item>
      </text:list>
      <text:list xml:id="list7857915623915139555" text:style-name="L3">
        <text:list-item>
          <text:list>
            <text:list-item>
              <text:p text:style-name="P8">Предельные минимум и максимум.</text:p>
            </text:list-item>
            <text:list-item>
              <text:p text:style-name="P8">Предельные минимум и максимум на данный момент (устанавливаемые с мобильного устройства) — когда устанавливаются? Один раз при погрузке или в любой момент.</text:p>
            </text:list-item>
            <text:list-item>
              <text:p text:style-name="P8">Предельные изменения датчиков за единицу времени (между соседними измерениями).</text:p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00%" fo:text-indent="1.499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23:54:32.362511598</meta:creation-date>
    <dc:date>2016-06-01T09:20:38.063345396</dc:date>
    <meta:editing-duration>PT18H24M53S</meta:editing-duration>
    <meta:editing-cycles>3</meta:editing-cycles>
    <meta:generator>LibreOffice/5.1.1.2$Linux_X86_64 LibreOffice_project/10m0$Build-2</meta:generator>
    <meta:document-statistic meta:table-count="0" meta:image-count="0" meta:object-count="0" meta:page-count="1" meta:paragraph-count="16" meta:word-count="146" meta:character-count="1171" meta:non-whitespace-character-count="1047"/>
  </office:meta>
</office:document-meta>
</file>